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several .h files are includ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within Deal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several .h files along with corresponging .cpp files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stance of a Class</text:p>
          </table:table-cell>
          <table:table-cell office:value-type="float" office:value="33" table:style-name="ce9">
            <text:p>3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within User clas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27/28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within User clas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float" office:value="29" table:style-name="ce9">
            <text:p>29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within User clas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float" office:value="67" table:style-name="ce9">
            <text:p>6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of cards read in from fil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float" office:value="25" table:style-name="ce9">
            <text:p>25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within User clas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143 in main || 28 in User.h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150-159 in main || 39-41 in User.h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19 in Player.h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line 39 in Player.h calls function from another class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21 in User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float" office:value="295" table:style-name="ce9">
            <text:p>295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19 in CopyClass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80, 92, 202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1</meta:generator>
    <meta:initial-creator>RCC RCCD</meta:initial-creator>
    <dc:creator>Microsoft Office User</dc:creator>
    <meta:creation-date>2017-01-25T10:21:36Z</meta:creation-date>
    <dc:date>2021-08-01T05:58:34Z</dc:date>
    <meta:editing-cycles>23</meta:editing-cycles>
    <meta:editing-duration>PT6872S</meta:editing-duration>
  </office:meta>
</office:document-meta>
</file>